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2-19T00:27:38.62</dc:date>
    <meta:editing-duration>PT17H46M29S</meta:editing-duration>
    <meta:editing-cycles>981</meta:editing-cycles>
    <meta:generator>OpenOffice/4.1.2$Win32 OpenOffice.org_project/412m3$Build-9782</meta:generator>
    <meta:document-statistic meta:table-count="0" meta:image-count="0" meta:object-count="0" meta:page-count="10" meta:paragraph-count="56" meta:word-count="5124" meta:character-count="31327"/>
  </office:meta>
</office:document-meta>
</file>